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933cm" table:align="left"/>
    </style:style>
    <style:style style:name="Tabela1.A" style:family="table-column">
      <style:table-column-properties style:column-width="11.93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33cm" table:align="left"/>
    </style:style>
    <style:style style:name="Tabela2.A" style:family="table-column">
      <style:table-column-properties style:column-width="11.93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2.012cm" table:align="left"/>
    </style:style>
    <style:style style:name="Tabela3.A" style:family="table-column">
      <style:table-column-properties style:column-width="12.01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091cm" table:align="left"/>
    </style:style>
    <style:style style:name="Tabela4.A" style:family="table-column">
      <style:table-column-properties style:column-width="12.091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ucida Console" fo:font-size="14pt" fo:font-weight="normal" fo:background-color="#ffff66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ucida Console"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normal" fo:background-color="#661900" style:font-weight-asian="normal" style:font-weight-complex="normal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background-color="#ff99cc"/>
    </style:style>
    <style:style style:name="T18" style:family="text">
      <style:text-properties fo:background-color="#9999ff"/>
    </style:style>
    <style:style style:name="T19" style:family="text">
      <style:text-properties fo:background-color="#000000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Lucida Console" fo:font-size="14pt" style:font-size-asian="14pt" style:font-size-complex="14pt"/>
    </style:style>
    <style:style style:name="T22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3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4" style:family="text">
      <style:text-properties fo:background-color="#ff0000"/>
    </style:style>
    <style:style style:name="T25" style:family="text">
      <style:text-properties fo:color="#ffffff" fo:font-weight="normal" fo:background-color="#336666" style:font-weight-asian="normal" style:font-weight-complex="normal"/>
    </style:style>
    <style:style style:name="T26" style:family="text">
      <style:text-properties fo:color="#ffffff" fo:font-weight="normal" fo:background-color="#339966" style:font-weight-asian="normal" style:font-weight-complex="normal"/>
    </style:style>
    <style:style style:name="T27" style:family="text">
      <style:text-properties fo:background-color="#661900"/>
    </style:style>
    <style:style style:name="T28" style:family="text">
      <style:text-properties fo:background-color="#ff9900"/>
    </style:style>
    <style:style style:name="T29" style:family="text">
      <style:text-properties fo:background-color="#336666"/>
    </style:style>
    <style:style style:name="T30" style:family="text">
      <style:text-properties fo:background-color="#339966"/>
    </style:style>
    <style:style style:name="T31" style:family="text">
      <style:text-properties fo:background-color="#99cc99"/>
    </style:style>
    <style:style style:name="T32" style:family="text">
      <style:text-properties style:use-window-font-color="true" fo:font-weight="normal" fo:background-color="#33996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1 bajt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(2 bajty danych) 01 04</text:p>
      <text:p text:style-name="P2">CGMError <text:s text:c="8"/>CGMRecordType = <text:span text:style-name="T14">0x05</text:span> - błąd sensora <text:span text:style-name="T27">00 05</text:span>- sensor włączony <text:span text:style-name="T27">01 05</text:span>- sensor wyłączony <text:span text:style-name="T27">02 05</text:span>- utrata sensora i autowyłączenie po czasie</text:p>
      <text:p text:style-name="P2">CGMDataLow <text:s text:c="6"/>CGMRecordType = <text:span text:style-name="T1">0x06</text:span> – osiągnięty dolny limit glikemii 06 = poniżej 40 (1 bajt danych)</text:p>
      <text:p text:style-name="P2">CGMDataHigh <text:s text:c="5"/>CGMRecordType = <text:span text:style-name="T1">0x07</text:span> – osiągnięty górny limit glikemii FF 07 = powyżej 400 (2 bajty danych)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(5 bajtów danych)</text:p>
      <text:p text:style-name="P2">CGMTimeChange <text:s text:c="3"/>CGMRecordType = <text:span text:style-name="T32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1"><text:s text:c="17"/>CGMRecordType = </text:span><text:span text:style-name="T23">0x10</text:span><text:span text:style-name="T22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 bajt po prawej stronie jest glikemią (1 bajt danych)</text:span></text:p>
      <text:p text:style-name="P3"/>
      <text:p text:style-name="P2"><text:span text:style-name="T1"><text:s text:c="17"/></text:span><text:span text:style-name="T11">KOLOR ZIELONY TO REKORDY GLIKEMII</text:span></text:p>
      <text:p text:style-name="P2"><text:span text:style-name="T11"/></text:p>
      <text:p text:style-name="P7">32 36 3A 3A 38 35 31 2D 29 25 21 20 13 20 13 21 13 21 13 21 13 21 13 21 13 5B 6D 04 08 13 21 2C 31 32 30 2D 29 25 21 20 22 25 29 2D 32 36 13 2D 32 34 13 2C 13 26 13 23 13 22 13 21 13 21 13 5B</text:p>
      <text:p text:style-name="P7">72 06 08 13 21 23 26 29 2D 35 3A 3E 3A 38 35 31 2D 29 25 21 20 22 25 13 24 2A 30 35 13 2D 32 13 2B 13 26 13 23 13 22 13 21 13 21 13 5B 59 09 08 13 21 21 23 26 29 31 35 3A 3E 3A 38 35 31 13 1B</text:p>
      <text:p text:style-name="P7">0C 5D 0A 08 2D 29 25 21 20 22 25 13 1B 44 0B 08 13 1B 44 0B 08 13 24 2A 30 35 13 2D 32 13 2B 13 26 13 1B 6C 0B 08 13 23 13 22 13 21 13 21 13 5B 44 0C 08 13 21 13 1B 49 0C 08 21 23 26 67 13 1B 5D</text:p>
      <text:p text:style-name="P7">0C 0E 01 03 01 03 37 E3 0D 13 1B 68 0C 0F 3B 40 3C 3A 36 32 2E 2A 26 22 21 23 26 13 25 2B 31 36 13 2E 33 13 2C 13 27 13 24 13 23 13 22 13 22 13 5B 6C 0E 08 13 22 22 24 27 2B 33 37 3B 40 3C 3A</text:p>
      <text:p text:style-name="P7">36 13 2D 13 27 13 24 13 23 13 22 13 22 <text:span text:style-name="T15">13 1B 4E 10 08</text:span> <text:span text:style-name="T15">13 1B 4E 10 08</text:span> <text:span text:style-name="T15">13 5B 4E 10 08</text:span> <text:span text:style-name="T19">13</text:span> <text:span text:style-name="T16">22</text:span> <text:span text:style-name="T16">2D</text:span> <text:span text:style-name="T16">37</text:span> <text:span text:style-name="T16">3A</text:span> <text:span text:style-name="T16">39</text:span> <text:span text:style-name="T16">36</text:span> <text:span text:style-name="T16">32</text:span> <text:span text:style-name="T16">2E</text:span> <text:span text:style-name="T16">2A</text:span> <text:span text:style-name="T15">13 5B 79 10 08</text:span> <text:span text:style-name="T30">13 3B 41 11 0C</text:span> <text:span text:style-name="T30">13 02 41 11 0C</text:span> <text:span text:style-name="T15">13 42 79 10 08</text:span> <text:span text:style-name="T30">13 22 41 11 0C</text:span> <text:span text:style-name="T30">13</text:span></text:p>
      <text:p text:style-name="P7"><text:span text:style-name="T30">02 81 11 0C</text:span> <text:span text:style-name="T19">13</text:span> <text:span text:style-name="T16">26</text:span> <text:span text:style-name="T19">13</text:span> <text:span text:style-name="T16">24</text:span> <text:span text:style-name="T15">13 02 87 11 08</text:span> <text:span text:style-name="T15">13 02 87 11 08</text:span> <text:span text:style-name="T15">13 42 87 11 08</text:span> <text:span text:style-name="T30">13 22 8B 11 0C</text:span> <text:span text:style-name="T30">13 1B 4A 11 0C</text:span> <text:span text:style-name="T19">13</text:span> <text:span text:style-name="T16">23</text:span> <text:span text:style-name="T19">13</text:span> <text:span text:style-name="T16">22</text:span> <text:span text:style-name="T15">13 1B 50 11 08</text:span> <text:span text:style-name="T19">13</text:span> <text:span text:style-name="T16">22</text:span> <text:span text:style-name="T19">13</text:span> <text:span text:style-name="T16">22</text:span> <text:span text:style-name="T15">13 1B 5A 11 08</text:span> <text:span text:style-name="T15">13 5B 5A 11 08</text:span> <text:span text:style-name="T28">13 7B 5E 11 0D</text:span> <text:span text:style-name="T15">13 1B 5A</text:span></text:p>
      <text:p text:style-name="P7"><text:span text:style-name="T15">11 08</text:span> <text:span text:style-name="T16">1E</text:span> <text:span text:style-name="T18">52 13 1B 60 11 0E</text:span> <text:span text:style-name="T15">13 1B 5E 11 08</text:span> <text:span text:style-name="T16">21</text:span> <text:span text:style-name="T15">13 1B 63 11 08</text:span> <text:span text:style-name="T16">23</text:span> <text:span text:style-name="T16">26</text:span> <text:span text:style-name="T16">29</text:span> <text:span text:style-name="T17">49 0D 13 1B 72 11 0F</text:span> <text:span text:style-name="T15">13 1B 72 11 08</text:span> <text:span text:style-name="T15">13 1B 72 11 08</text:span> <text:span text:style-name="T15">13 1B 72 11 08</text:span> <text:span text:style-name="T24">01</text:span> 00 00 00 00 00 00 00 00 00 00 00 00 00 00 00 00 53 38</text:p>
      <text:p text:style-name="P7"/>
      <text:p text:style-name="P7"/>
      <text:p text:style-name="P8">Włączenie nowego sensora wstawiło 0x0D</text:p>
      <text:p text:style-name="P8">Wyłączenie nowego sensora wstawiło 0x0B</text:p>
      <text:p text:style-name="P8"/>
      <text:p text:style-name="P8"/>
      <text:p text:style-name="P4"/>
      <text:p text:style-name="P3">obliczanie wartości glikemii z bajtów, np: hex <text:span text:style-name="T16">28</text:span>=dec 40 mnożymy razy 2, wynik glikemii = 80</text:p>
      <text:p text:style-name="P3"><text:s text:c="43"/>hex <text:span text:style-name="T16">1C</text:span>=dec 28 mnożymy razy 2, wynik glikemii = 56</text:p>
      <text:p text:style-name="P3"><text:s text:c="43"/>hex <text:span text:style-name="T16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9">13 14 4C 0C 0C</text:p>
      <text:p text:style-name="P6"/>
      <text:p text:style-name="P3">przykładowe wyliczenie ze stempla czasu:</text:p>
      <text:p text:style-name="P3"><text:span text:style-name="T15">12 5E 22 D0 08</text:span> - <text:span text:style-name="T15">08</text:span>- znacznik stempla czasu, <text:span text:style-name="T15">12 5E 22 D0</text:span>- stempel czasu</text:p>
      <text:p text:style-name="P3"><text:s text:c="57"/><text:span text:style-name="T15">12</text:span> &amp; 7F = 12hex = 18 rok</text:p>
      <text:p text:style-name="P3"><text:s text:c="57"/><text:span text:style-name="T15">5E</text:span> &amp; 1F = 1Ehex = 30 miesiąc i dzień: 12-30 </text:p>
      <text:p text:style-name="P3"><text:s text:c="57"/><text:span text:style-name="T15">22</text:span> &amp; 3F = 22hex = 34 minuta</text:p>
      <text:p text:style-name="P3"><text:s text:c="57"/><text:span text:style-name="T15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8">37 12 1E 37 CD 0E</text:span> - <text:span text:style-name="T18">0E</text:span> - znacznik wprowadzenia kalibracji, hex <text:span text:style-name="T18">37</text:span>=dec 55 - wartość kalibracji, <text:span text:style-name="T18">12 1E 37 CD</text:span> - stempel czasu</text:p>
      <text:p text:style-name="P3"><text:s text:c="77"/><text:span text:style-name="T18">12</text:span> &amp; 7F = 12hex = 18 rok</text:p>
      <text:p text:style-name="P3"><text:s text:c="77"/><text:span text:style-name="T18">1E</text:span> &amp; 1F = 1Ehex = 30 miesiąc i dzień: 12-30 </text:p>
      <text:p text:style-name="P3"><text:s text:c="77"/><text:span text:style-name="T18">37</text:span> &amp; 3F = 37hex = 55 minuta</text:p>
      <text:p text:style-name="P3"><text:s text:c="77"/><text:span text:style-name="T18">CD</text:span> &amp; 1F = 0Dhex = 13 godzina</text:p>
      <text:p text:style-name="P3"/>
      <text:p text:style-name="P3"><text:span text:style-name="T17">7B 0B 12 1E 08 CE 0F</text:span> - <text:span text:style-name="T17">0F</text:span>- znacznik współczynnika kalibracji, <text:span text:style-name="T17">7B 0B</text:span> - współczynnik kalibracji 0B7Bhex = 2,939 <text:s/><text:span text:style-name="T17">12 1E 08 CE</text:span>- stempel czasu</text:p>
      <text:p text:style-name="P3"><text:s text:c="72"/><text:span text:style-name="T17">12</text:span> &amp; 7F = 12hex = 18 rok</text:p>
      <text:p text:style-name="P3"><text:s text:c="72"/><text:span text:style-name="T17">1E</text:span> &amp; 1F = 1Ehex = 30 miesiąc i dzień: 12-30</text:p>
      <text:p text:style-name="P3"><text:s text:c="72"/><text:span text:style-name="T17">08</text:span> &amp; 3F = 08hex = 08 minuta</text:p>
      <text:p text:style-name="P3"><text:s text:c="72"/><text:span text:style-name="T17">CE</text:span> &amp; 1F = Ehex = 14 godzina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bookmark text:name="LC34"/>year = times.parse_years(data[3])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bookmark text:name="LC35"/>day = data[2] &amp; 0x1F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bookmark text:name="LC36"/>minutes = data[1] &amp; 0b111111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bookmark text:name="LC37"/>hours = data[0] &amp; 0x1F</text:p>
          </table:table-cell>
        </table:table-row>
      </table:table>
      <text:p text:style-name="P2">month = ((data[0] &amp; 0xC0) &gt;&gt; 4) + ((data[1] &amp; 0xC0) &gt;&gt; 6) </text:p>
      <text:p text:style-name="P3"/>
      <text:p text:style-name="P3"/>
      <text:p text:style-name="P1"><text:span text:style-name="T20">(</text:span><text:a xlink:type="simple" xlink:href="https://github.com/ecc1/medtronic/blob/master/cgmrecord.go#L79" text:style-name="Internet_20_link" text:visited-style-name="Visited_20_Internet_20_Link"><text:span text:style-name="T20">https://github.com/ecc1/medtronic/blob/master/cgmrecord.go#L79</text:span></text:a><text:span text:style-name="T2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17M57S</meta:editing-duration>
    <meta:editing-cycles>34</meta:editing-cycles>
    <meta:generator>OpenOffice/4.1.5$Win32 OpenOffice.org_project/415m1$Build-9789</meta:generator>
    <dc:date>2019-01-27T18:37:42.41</dc:date>
    <dc:creator>Sławomir Malinowski</dc:creator>
    <meta:document-statistic meta:table-count="4" meta:image-count="0" meta:object-count="0" meta:page-count="1" meta:paragraph-count="59" meta:word-count="1026" meta:character-count="5711"/>
    <meta:user-defined meta:name="Info 1"/>
    <meta:user-defined meta:name="Info 2"/>
    <meta:user-defined meta:name="Info 3"/>
    <meta:user-defined meta:name="Info 4"/>
  </office:meta>
</office:document-meta>
</file>